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intosh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intosh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znam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místní nabídku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+<text:span text:style-name="OOoKeystroke">⌘</text:span>+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+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+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+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ou nástrojovou lištu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+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+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+Enter</text:span>.</text:p>
      <text:list xml:id="list105646065398464" text:continue-numbering="true" text:style-name="OOoBullets_20_1">
        <text:list-item>
          <text:p text:style-name="P31">Kombinaci <text:span text:style-name="OOoKeystroke">Ctrl+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+Enter</text:span> stiskneme na ikoně nástroje pro výběr objektů. Pokud vybraný objekt chceme upravit nebo přesunout, musíme nejdříve stisknutím <text:span text:style-name="OOoKeystroke">Ctrl+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ět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vlevo, vpravo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+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+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+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+*</text:span> (znak násobení, pouze na numerické klávesnici)</text:p>
          </table:table-cell>
          <table:table-cell table:style-name="Table3.A2" office:value-type="string">
            <text:p text:style-name="P11">Spustí pole makra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+Ctrl+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+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+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+F4</text:span> nebo <text:span text:style-name="OOoKeystroke">Alt+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S</text:span></text:p>
          </table:table-cell>
          <table:table-cell table:style-name="Table5.B11" office:value-type="string">
            <text:p text:style-name="OOoTableText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N</text:span></text:p>
          </table:table-cell>
          <table:table-cell table:style-name="Table5.B9" office:value-type="string">
            <text:p text:style-name="OOoTableText">Vytvoří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Ctrl+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+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+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+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+Shift+V</text:span></text:p>
          </table:table-cell>
          <table:table-cell table:style-name="Table6.A3" office:value-type="string">
            <text:p text:style-name="OOoTableText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+A</text:span></text:p>
          </table:table-cell>
          <table:table-cell table:style-name="Table6.A2" office:value-type="string">
            <text:p text:style-name="OOoTableText">Vyber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+Z</text:span></text:p>
          </table:table-cell>
          <table:table-cell table:style-name="Table6.A3" office:value-type="string">
            <text:p text:style-name="OOoTableText">Vrátí poslední akci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+Y</text:span></text:p>
          </table:table-cell>
          <table:table-cell table:style-name="Table6.A2" office:value-type="string">
            <text:p text:style-name="OOoTableText">Znovu provede poslední akci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+Shift+Y</text:span></text:p>
          </table:table-cell>
          <table:table-cell table:style-name="Table6.A3" office:value-type="string">
            <text:p text:style-name="OOoTableText">Zopakuj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+F</text:span></text:p>
          </table:table-cell>
          <table:table-cell table:style-name="Table6.A2" office:value-type="string">
            <text:p text:style-name="OOoTableText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+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+Shift+F</text:span></text:p>
          </table:table-cell>
          <table:table-cell table:style-name="Table6.A3" office:value-type="string">
            <text:p text:style-name="OOoTableText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+Shift+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+Shift+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íná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+Mezerník</text:span></text:p>
          </table:table-cell>
          <table:table-cell table:style-name="Table12.A2" office:value-type="string">
            <text:p text:style-name="P13">Označí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+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+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+šipka nahoru/dolů/vlevo/vpravo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režim Výběr bodů pro vybraný objekt kresby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Shift+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 na ikoně Výběr</text:p>
          </table:table-cell>
          <table:table-cell table:style-name="Table13.A2" office:value-type="string">
            <text:p text:style-name="P13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objekt kresby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